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fbc86" officeooo:paragraph-rsid="000fbc86"/>
    </style:style>
    <style:style style:name="P2" style:family="paragraph" style:parent-style-name="Standard" style:list-style-name="L1">
      <style:text-properties officeooo:rsid="0017e6dd" officeooo:paragraph-rsid="0017e6dd"/>
    </style:style>
    <style:style style:name="P3" style:family="paragraph" style:parent-style-name="Standard" style:list-style-name="L1">
      <style:text-properties officeooo:rsid="0017e6dd" officeooo:paragraph-rsid="002fa32a"/>
    </style:style>
    <style:style style:name="P4" style:family="paragraph" style:parent-style-name="Standard" style:list-style-name="L1">
      <style:text-properties officeooo:rsid="001bcfa4" officeooo:paragraph-rsid="001bcfa4"/>
    </style:style>
    <style:style style:name="P5" style:family="paragraph" style:parent-style-name="Standard" style:list-style-name="L1">
      <style:text-properties officeooo:rsid="001bcfa4" officeooo:paragraph-rsid="001f15c8"/>
    </style:style>
    <style:style style:name="P6" style:family="paragraph" style:parent-style-name="Standard" style:list-style-name="L1">
      <style:text-properties officeooo:rsid="001bcfa4" officeooo:paragraph-rsid="00222dba"/>
    </style:style>
    <style:style style:name="P7" style:family="paragraph" style:parent-style-name="Standard" style:list-style-name="L1">
      <style:text-properties officeooo:rsid="001bcfa4" officeooo:paragraph-rsid="002fa32a"/>
    </style:style>
    <style:style style:name="P8" style:family="paragraph" style:parent-style-name="Standard" style:list-style-name="L1">
      <style:text-properties officeooo:rsid="001bcfa4" officeooo:paragraph-rsid="00294664"/>
    </style:style>
    <style:style style:name="P9" style:family="paragraph" style:parent-style-name="Standard" style:list-style-name="L1">
      <style:text-properties officeooo:rsid="000fbc86" officeooo:paragraph-rsid="000fbc86"/>
    </style:style>
    <style:style style:name="P10" style:family="paragraph" style:parent-style-name="Standard" style:list-style-name="L1">
      <style:text-properties officeooo:rsid="0011b163" officeooo:paragraph-rsid="0011b163"/>
    </style:style>
    <style:style style:name="P11" style:family="paragraph" style:parent-style-name="Standard" style:list-style-name="L1">
      <style:text-properties officeooo:rsid="0011b163" officeooo:paragraph-rsid="0017e6dd"/>
    </style:style>
    <style:style style:name="P12" style:family="paragraph" style:parent-style-name="Standard" style:list-style-name="L1">
      <style:text-properties officeooo:rsid="0011b163" officeooo:paragraph-rsid="002b712b"/>
    </style:style>
    <style:style style:name="P13" style:family="paragraph" style:parent-style-name="Standard" style:list-style-name="L1">
      <style:text-properties officeooo:rsid="0011b163" officeooo:paragraph-rsid="00294664"/>
    </style:style>
    <style:style style:name="P14" style:family="paragraph" style:parent-style-name="Standard" style:list-style-name="L1">
      <style:text-properties officeooo:rsid="0011b163" officeooo:paragraph-rsid="002fa32a"/>
    </style:style>
    <style:style style:name="P15" style:family="paragraph" style:parent-style-name="Standard" style:list-style-name="L1">
      <style:text-properties officeooo:rsid="0011b163" officeooo:paragraph-rsid="00319949"/>
    </style:style>
    <style:style style:name="P16" style:family="paragraph" style:parent-style-name="Standard" style:list-style-name="L1">
      <style:text-properties officeooo:rsid="0011b163" officeooo:paragraph-rsid="002aec7a"/>
    </style:style>
    <style:style style:name="P17" style:family="paragraph" style:parent-style-name="Standard" style:list-style-name="L1">
      <style:text-properties officeooo:rsid="0011b163" officeooo:paragraph-rsid="003278fd"/>
    </style:style>
    <style:style style:name="P18" style:family="paragraph" style:parent-style-name="Standard" style:list-style-name="L1">
      <style:text-properties officeooo:rsid="0011b163" officeooo:paragraph-rsid="003e49ea"/>
    </style:style>
    <style:style style:name="P19" style:family="paragraph" style:parent-style-name="Standard" style:list-style-name="L1">
      <style:text-properties officeooo:rsid="001460a7" officeooo:paragraph-rsid="001460a7"/>
    </style:style>
    <style:style style:name="P20" style:family="paragraph" style:parent-style-name="Standard" style:list-style-name="L1">
      <style:text-properties officeooo:rsid="001460a7" officeooo:paragraph-rsid="0017e6dd"/>
    </style:style>
    <style:style style:name="P21" style:family="paragraph" style:parent-style-name="Standard" style:list-style-name="L1">
      <style:text-properties officeooo:rsid="001460a7" officeooo:paragraph-rsid="001bcfa4"/>
    </style:style>
    <style:style style:name="P22" style:family="paragraph" style:parent-style-name="Standard" style:list-style-name="L1">
      <style:text-properties officeooo:rsid="001460a7" officeooo:paragraph-rsid="001d2a64"/>
    </style:style>
    <style:style style:name="P23" style:family="paragraph" style:parent-style-name="Standard" style:list-style-name="L1">
      <style:text-properties officeooo:rsid="001460a7" officeooo:paragraph-rsid="00294664"/>
    </style:style>
    <style:style style:name="P24" style:family="paragraph" style:parent-style-name="Standard" style:list-style-name="L1">
      <style:text-properties officeooo:rsid="001460a7" officeooo:paragraph-rsid="002fa32a"/>
    </style:style>
    <style:style style:name="P25" style:family="paragraph" style:parent-style-name="Standard" style:list-style-name="L1">
      <style:text-properties officeooo:rsid="001460a7" officeooo:paragraph-rsid="003ca7cc"/>
    </style:style>
    <style:style style:name="P26" style:family="paragraph" style:parent-style-name="Standard" style:list-style-name="L1">
      <style:text-properties officeooo:rsid="001460a7" officeooo:paragraph-rsid="003e49ea"/>
    </style:style>
    <style:style style:name="P27" style:family="paragraph" style:parent-style-name="Standard" style:list-style-name="L1">
      <style:text-properties officeooo:rsid="00129470" officeooo:paragraph-rsid="00129470"/>
    </style:style>
    <style:style style:name="P28" style:family="paragraph" style:parent-style-name="Standard" style:list-style-name="L1">
      <style:text-properties officeooo:rsid="00129470" officeooo:paragraph-rsid="0017e6dd"/>
    </style:style>
    <style:style style:name="P29" style:family="paragraph" style:parent-style-name="Standard" style:list-style-name="L1">
      <style:text-properties officeooo:rsid="00129470" officeooo:paragraph-rsid="002fa32a"/>
    </style:style>
    <style:style style:name="P30" style:family="paragraph" style:parent-style-name="Standard" style:list-style-name="L1">
      <style:text-properties officeooo:rsid="00129470" officeooo:paragraph-rsid="00294664"/>
    </style:style>
    <style:style style:name="P31" style:family="paragraph" style:parent-style-name="Standard" style:list-style-name="L1">
      <style:text-properties officeooo:rsid="0016c62a" officeooo:paragraph-rsid="0016c62a"/>
    </style:style>
    <style:style style:name="P32" style:family="paragraph" style:parent-style-name="Standard" style:list-style-name="L1">
      <style:text-properties officeooo:rsid="0016c62a" officeooo:paragraph-rsid="0017e6dd"/>
    </style:style>
    <style:style style:name="P33" style:family="paragraph" style:parent-style-name="Standard" style:list-style-name="L1">
      <style:text-properties officeooo:rsid="0016c62a" officeooo:paragraph-rsid="002fa32a"/>
    </style:style>
    <style:style style:name="P34" style:family="paragraph" style:parent-style-name="Standard" style:list-style-name="L1">
      <style:text-properties officeooo:rsid="001f15c8" officeooo:paragraph-rsid="001f15c8"/>
    </style:style>
    <style:style style:name="P35" style:family="paragraph" style:parent-style-name="Standard" style:list-style-name="L1">
      <style:text-properties officeooo:rsid="0020cdca" officeooo:paragraph-rsid="0020cdca"/>
    </style:style>
    <style:style style:name="P36" style:family="paragraph" style:parent-style-name="Standard" style:list-style-name="L1">
      <style:text-properties officeooo:rsid="0020e0b1" officeooo:paragraph-rsid="0020e0b1"/>
    </style:style>
    <style:style style:name="P37" style:family="paragraph" style:parent-style-name="Standard" style:list-style-name="L1">
      <style:text-properties officeooo:rsid="0021740f" officeooo:paragraph-rsid="0021740f"/>
    </style:style>
    <style:style style:name="P38" style:family="paragraph" style:parent-style-name="Standard" style:list-style-name="L1">
      <style:text-properties officeooo:rsid="00222dba" officeooo:paragraph-rsid="00222dba"/>
    </style:style>
    <style:style style:name="P39" style:family="paragraph" style:parent-style-name="Standard" style:list-style-name="L1">
      <style:text-properties officeooo:rsid="001d2a64" officeooo:paragraph-rsid="001d2a64"/>
    </style:style>
    <style:style style:name="P40" style:family="paragraph" style:parent-style-name="Standard" style:list-style-name="L1">
      <style:text-properties officeooo:rsid="0023eb5f" officeooo:paragraph-rsid="0023eb5f"/>
    </style:style>
    <style:style style:name="P41" style:family="paragraph" style:parent-style-name="Standard" style:list-style-name="L1">
      <style:text-properties officeooo:rsid="002b712b" officeooo:paragraph-rsid="002fa32a"/>
    </style:style>
    <style:style style:name="P42" style:family="paragraph" style:parent-style-name="Standard" style:list-style-name="L1">
      <style:text-properties officeooo:rsid="002b712b" officeooo:paragraph-rsid="002b712b"/>
    </style:style>
    <style:style style:name="P43" style:family="paragraph" style:parent-style-name="Standard" style:list-style-name="L1">
      <style:text-properties officeooo:rsid="0027fdb5" officeooo:paragraph-rsid="002fa32a"/>
    </style:style>
    <style:style style:name="P44" style:family="paragraph" style:parent-style-name="Standard" style:list-style-name="L1">
      <style:text-properties officeooo:rsid="0027fdb5" officeooo:paragraph-rsid="0037f1c4"/>
    </style:style>
    <style:style style:name="P45" style:family="paragraph" style:parent-style-name="Standard" style:list-style-name="L1">
      <style:text-properties officeooo:rsid="0027fdb5" officeooo:paragraph-rsid="002aec7a"/>
    </style:style>
    <style:style style:name="P46" style:family="paragraph" style:parent-style-name="Standard" style:list-style-name="L1">
      <style:text-properties officeooo:rsid="0027fdb5" officeooo:paragraph-rsid="00294664"/>
    </style:style>
    <style:style style:name="P47" style:family="paragraph" style:parent-style-name="Standard" style:list-style-name="L1">
      <style:text-properties officeooo:rsid="002fa32a" officeooo:paragraph-rsid="002fa32a"/>
    </style:style>
    <style:style style:name="P48" style:family="paragraph" style:parent-style-name="Standard" style:list-style-name="L1">
      <style:text-properties officeooo:rsid="002dbd20" officeooo:paragraph-rsid="002dbd20"/>
    </style:style>
    <style:style style:name="P49" style:family="paragraph" style:parent-style-name="Standard" style:list-style-name="L1">
      <style:text-properties officeooo:rsid="002dbd20" officeooo:paragraph-rsid="00359551"/>
    </style:style>
    <style:style style:name="P50" style:family="paragraph" style:parent-style-name="Standard" style:list-style-name="L1">
      <style:text-properties officeooo:rsid="002dbd20" officeooo:paragraph-rsid="003e49ea"/>
    </style:style>
    <style:style style:name="P51" style:family="paragraph" style:parent-style-name="Standard" style:list-style-name="L1">
      <style:text-properties officeooo:rsid="002c73ea" officeooo:paragraph-rsid="002c73ea"/>
    </style:style>
    <style:style style:name="P52" style:family="paragraph" style:parent-style-name="Standard" style:list-style-name="L1">
      <style:text-properties officeooo:rsid="003ca7cc" officeooo:paragraph-rsid="003ca7cc"/>
    </style:style>
    <style:style style:name="P53" style:family="paragraph" style:parent-style-name="Standard" style:list-style-name="L1">
      <style:text-properties officeooo:rsid="003ca7cc" officeooo:paragraph-rsid="003e49ea"/>
    </style:style>
    <style:style style:name="P54" style:family="paragraph" style:parent-style-name="Standard" style:list-style-name="L1">
      <style:text-properties officeooo:rsid="002aec7a" officeooo:paragraph-rsid="002aec7a"/>
    </style:style>
    <style:style style:name="P55" style:family="paragraph" style:parent-style-name="Standard" style:list-style-name="L1">
      <style:text-properties officeooo:rsid="002aec7a" officeooo:paragraph-rsid="003e49ea"/>
    </style:style>
    <style:style style:name="P56" style:family="paragraph" style:parent-style-name="Standard" style:list-style-name="L1">
      <style:text-properties officeooo:rsid="0033c0f7" officeooo:paragraph-rsid="0033c0f7"/>
    </style:style>
    <style:style style:name="P57" style:family="paragraph" style:parent-style-name="Standard" style:list-style-name="L1">
      <style:text-properties officeooo:rsid="0033c0f7" officeooo:paragraph-rsid="003e49ea"/>
    </style:style>
    <style:style style:name="P58" style:family="paragraph" style:parent-style-name="Standard" style:list-style-name="L1">
      <style:text-properties officeooo:rsid="0035b63e" officeooo:paragraph-rsid="0036deb1"/>
    </style:style>
    <style:style style:name="P59" style:family="paragraph" style:parent-style-name="Standard" style:list-style-name="L1">
      <style:text-properties officeooo:rsid="0035b63e" officeooo:paragraph-rsid="003e49ea"/>
    </style:style>
    <style:style style:name="P60" style:family="paragraph" style:parent-style-name="Standard" style:list-style-name="L1">
      <style:text-properties officeooo:rsid="003a7614" officeooo:paragraph-rsid="003a7614"/>
    </style:style>
    <style:style style:name="P61" style:family="paragraph" style:parent-style-name="Standard" style:list-style-name="L1">
      <style:text-properties officeooo:rsid="003a7614" officeooo:paragraph-rsid="003e49ea"/>
    </style:style>
    <style:style style:name="P62" style:family="paragraph" style:parent-style-name="Standard" style:list-style-name="L1">
      <style:text-properties officeooo:rsid="003e49ea" officeooo:paragraph-rsid="003e49ea"/>
    </style:style>
    <style:style style:name="P63" style:family="paragraph" style:parent-style-name="Standard" style:list-style-name="L1">
      <style:text-properties officeooo:rsid="003f7a7b" officeooo:paragraph-rsid="003f7a7b"/>
    </style:style>
    <style:style style:name="T1" style:family="text">
      <style:text-properties style:text-position="super 58%"/>
    </style:style>
    <style:style style:name="T2" style:family="text">
      <style:text-properties officeooo:rsid="00129470"/>
    </style:style>
    <style:style style:name="T3" style:family="text">
      <style:text-properties officeooo:rsid="001460a7"/>
    </style:style>
    <style:style style:name="T4" style:family="text">
      <style:text-properties officeooo:rsid="0016c62a"/>
    </style:style>
    <style:style style:name="T5" style:family="text">
      <style:text-properties fo:font-style="italic" style:font-style-asian="italic" style:font-style-complex="italic"/>
    </style:style>
    <style:style style:name="T6" style:family="text">
      <style:text-properties fo:font-style="italic" officeooo:rsid="0016c62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e6dd" style:font-style-asian="normal" style:font-style-complex="normal"/>
    </style:style>
    <style:style style:name="T9" style:family="text">
      <style:text-properties fo:font-style="normal" officeooo:rsid="0016c62a" style:font-style-asian="normal" style:font-style-complex="normal"/>
    </style:style>
    <style:style style:name="T10" style:family="text">
      <style:text-properties officeooo:rsid="0017e6dd"/>
    </style:style>
    <style:style style:name="T11" style:family="text">
      <style:text-properties officeooo:rsid="001a6d79"/>
    </style:style>
    <style:style style:name="T12" style:family="text">
      <style:text-properties officeooo:rsid="001bcfa4"/>
    </style:style>
    <style:style style:name="T13" style:family="text">
      <style:text-properties officeooo:rsid="001d2a64"/>
    </style:style>
    <style:style style:name="T14" style:family="text">
      <style:text-properties officeooo:rsid="001f15c8"/>
    </style:style>
    <style:style style:name="T15" style:family="text">
      <style:text-properties officeooo:rsid="0020cdca"/>
    </style:style>
    <style:style style:name="T16" style:family="text">
      <style:text-properties officeooo:rsid="0020e0b1"/>
    </style:style>
    <style:style style:name="T17" style:family="text">
      <style:text-properties officeooo:rsid="00222dba"/>
    </style:style>
    <style:style style:name="T18" style:family="text">
      <style:text-properties officeooo:rsid="0027fdb5"/>
    </style:style>
    <style:style style:name="T19" style:family="text">
      <style:text-properties officeooo:rsid="00294664"/>
    </style:style>
    <style:style style:name="T20" style:family="text">
      <style:text-properties style:text-underline-style="none"/>
    </style:style>
    <style:style style:name="T21" style:family="text">
      <style:text-properties officeooo:rsid="002b712b"/>
    </style:style>
    <style:style style:name="T22" style:family="text">
      <style:text-properties officeooo:rsid="002c73ea"/>
    </style:style>
    <style:style style:name="T23" style:family="text">
      <style:text-properties officeooo:rsid="002d4925"/>
    </style:style>
    <style:style style:name="T24" style:family="text">
      <style:text-properties officeooo:rsid="002dbd20"/>
    </style:style>
    <style:style style:name="T25" style:family="text">
      <style:text-properties officeooo:rsid="00319949"/>
    </style:style>
    <style:style style:name="T26" style:family="text">
      <style:text-properties officeooo:rsid="00359551"/>
    </style:style>
    <style:style style:name="T27" style:family="text">
      <style:text-properties fo:font-weight="normal" officeooo:rsid="002c73ea" style:font-weight-asian="normal" style:font-weight-complex="normal"/>
    </style:style>
    <style:style style:name="T28" style:family="text">
      <style:text-properties officeooo:rsid="003ca7cc"/>
    </style:style>
    <style:style style:name="T29" style:family="text">
      <style:text-properties officeooo:rsid="003e49ea"/>
    </style:style>
    <style:style style:name="T30" style:family="text">
      <style:text-properties officeooo:rsid="003f7a7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30<text:span text:style-name="T1">th</text:span>, 2023</text:p>
      <text:p text:style-name="P1">Kitkat Dambeck</text:p>
      <text:p text:style-name="P1">Expository Writing</text:p>
      <text:p text:style-name="P1">TAE Final Draft Prep</text:p>
      <text:p text:style-name="P1"/>
      <text:list xml:id="list2939503004" text:style-name="L1">
        <text:list-item>
          <text:p text:style-name="P2">Ritual formula.</text:p>
          <text:list>
            <text:list-item>
              <text:p text:style-name="P2">Review feedback.</text:p>
            </text:list-item>
            <text:list-item>
              <text:p text:style-name="P2">Consider the prompt.</text:p>
            </text:list-item>
            <text:list-item>
              <text:p text:style-name="P2">Develop essay formula. </text:p>
            </text:list-item>
            <text:list-item>
              <text:p text:style-name="P2">Brain storm.</text:p>
            </text:list-item>
            <text:list-item>
              <text:p text:style-name="P2">Write outline according to formula.</text:p>
              <text:list>
                <text:list-item>
                  <text:p text:style-name="P4">Any language.</text:p>
                </text:list-item>
                <text:list-item>
                  <text:p text:style-name="P4">Soggy draft.</text:p>
                </text:list-item>
              </text:list>
            </text:list-item>
            <text:list-item>
              <text:p text:style-name="P2">Review essay out line</text:p>
              <text:list>
                <text:list-item>
                  <text:p text:style-name="P2">Correct MLA citation format.</text:p>
                </text:list-item>
                <text:list-item>
                  <text:p text:style-name="P4">Formal language.</text:p>
                </text:list-item>
              </text:list>
            </text:list-item>
            <text:list-item>
              <text:p text:style-name="P2">Transmute into essay form.</text:p>
            </text:list-item>
            <text:list-item>
              <text:p text:style-name="P2">Review essay.</text:p>
            </text:list-item>
            <text:list-item>
              <text:p text:style-name="P2">Opt: collect feedback and review again.</text:p>
            </text:list-item>
          </text:list>
        </text:list-item>
        <text:list-item>
          <text:p text:style-name="P9">Comments on rough draft.</text:p>
          <text:list>
            <text:list-item>
              <text:p text:style-name="P9">Address prompt.</text:p>
            </text:list-item>
            <text:list-item>
              <text:p text:style-name="P9">Correct mla citation.</text:p>
            </text:list-item>
            <text:list-item>
              <text:p text:style-name="P9">Address how the a-authenticty of pop helps the art/artist.</text:p>
            </text:list-item>
            <text:list-item>
              <text:p text:style-name="P9">Avoid summarizing.</text:p>
            </text:list-item>
          </text:list>
        </text:list-item>
        <text:list-item>
          <text:p text:style-name="P9">The prompt: How and why is pop music “always tribal,” as Noë proposes? <text:s/></text:p>
          <text:list>
            <text:list-item>
              <text:p text:style-name="P9">Vocab.</text:p>
              <text:list>
                <text:list-item>
                  <text:p text:style-name="P9">Pop.</text:p>
                  <text:list>
                    <text:list-item>
                      <text:p text:style-name="P9">The genera of music characterized by mass appeal through the use of persona and performance. </text:p>
                    </text:list-item>
                  </text:list>
                </text:list-item>
                <text:list-item>
                  <text:p text:style-name="P9">Music.</text:p>
                  <text:list>
                    <text:list-item>
                      <text:p text:style-name="P9">The medium of art characterized by audio.</text:p>
                    </text:list-item>
                  </text:list>
                </text:list-item>
                <text:list-item>
                  <text:p text:style-name="P9">Tribal.</text:p>
                  <text:list>
                    <text:list-item>
                      <text:p text:style-name="P10">Relating to a social ethnically or politically cohesive group of people.</text:p>
                    </text:list-item>
                  </text:list>
                </text:list-item>
              </text:list>
            </text:list-item>
            <text:list-item>
              <text:p text:style-name="P10">What is Noë’s proposal?</text:p>
              <text:list>
                <text:list-item>
                  <text:p text:style-name="P10">Pop music is a kind of performances art, in which fans participate by envisioning themselves in the image of the idol.</text:p>
                </text:list-item>
              </text:list>
            </text:list-item>
            <text:list-item>
              <text:p text:style-name="P10">How is it tribal?</text:p>
              <text:list>
                <text:list-item>
                  <text:p text:style-name="P10">The fans become like the idol, and thereby like each other.</text:p>
                </text:list-item>
                <text:list-item>
                  <text:p text:style-name="P10">The fans are of a similar age eg demographic. </text:p>
                </text:list-item>
                <text:list-item>
                  <text:p text:style-name="P10">The fans are attracted to this mode of art and to this artist, eg selection bias.</text:p>
                </text:list-item>
              </text:list>
            </text:list-item>
            <text:list-item>
              <text:p text:style-name="P10">Why is it tribal? </text:p>
              <text:list>
                <text:list-item>
                  <text:p text:style-name="P10">Appeals to a different need (sex, dance, excitement, etc) than straight music. </text:p>
                </text:list-item>
                <text:list-item>
                  <text:p text:style-name="P10">Appeals to the fan’s desires instead of intellect.</text:p>
                </text:list-item>
                <text:list-item>
                  <text:p text:style-name="P10">Idk come back to this.</text:p>
                </text:list-item>
              </text:list>
            </text:list-item>
          </text:list>
        </text:list-item>
        <text:list-item>
          <text:p text:style-name="P19">Advice,</text:p>
          <text:list>
            <text:list-item>
              <text:p text:style-name="P19">Two sentences to explain quote, three to relate quote to thesis. One sentence to relate to previous point. </text:p>
            </text:list-item>
          </text:list>
        </text:list-item>
        <text:list-item>
          <text:p text:style-name="P10">Essay <text:span text:style-name="T3">Formula</text:span>. </text:p>
          <text:list>
            <text:list-item>
              <text:p text:style-name="P10">Paragraph one.</text:p>
              <text:list>
                <text:list-item>
                  <text:p text:style-name="P10"><text:soft-page-break/>Introduction.</text:p>
                </text:list-item>
                <text:list-item>
                  <text:p text:style-name="P4">Thesis. </text:p>
                </text:list-item>
                <text:list-item>
                  <text:p text:style-name="P10">Topic. <text:tab/></text:p>
                </text:list-item>
                <text:list-item>
                  <text:p text:style-name="P10">Quote <text:span text:style-name="T2">about the topic</text:span>.</text:p>
                </text:list-item>
                <text:list-item>
                  <text:p text:style-name="P10">Analysis.</text:p>
                  <text:list>
                    <text:list-item>
                      <text:p text:style-name="P10">How <text:span text:style-name="T2">the quote supports the topic</text:span>.</text:p>
                    </text:list-item>
                    <text:list-item>
                      <text:p text:style-name="P11">Why <text:span text:style-name="T2">the quote supports the topic</text:span>.</text:p>
                    </text:list-item>
                    <text:list-item>
                      <text:p text:style-name="P20">How does it relate to thesis.</text:p>
                    </text:list-item>
                  </text:list>
                </text:list-item>
                <text:list-item>
                  <text:p text:style-name="P27">Conclusion.</text:p>
                </text:list-item>
              </text:list>
            </text:list-item>
            <text:list-item>
              <text:p text:style-name="P11">Paragraph two.</text:p>
              <text:list>
                <text:list-item>
                  <text:p text:style-name="P11">Introduction.</text:p>
                </text:list-item>
                <text:list-item>
                  <text:p text:style-name="P11">Topic.</text:p>
                </text:list-item>
                <text:list-item>
                  <text:p text:style-name="P11">Quote <text:span text:style-name="T2">about the topic</text:span>.</text:p>
                </text:list-item>
                <text:list-item>
                  <text:p text:style-name="P11">Analysis.</text:p>
                  <text:list>
                    <text:list-item>
                      <text:p text:style-name="P11">How <text:span text:style-name="T2">the quote supports the topic</text:span>.</text:p>
                    </text:list-item>
                    <text:list-item>
                      <text:p text:style-name="P11">Why <text:span text:style-name="T2">the quote supports the topic</text:span>.</text:p>
                    </text:list-item>
                    <text:list-item>
                      <text:p text:style-name="P20">How does it relate to thesis.</text:p>
                    </text:list-item>
                  </text:list>
                </text:list-item>
              </text:list>
            </text:list-item>
            <text:list-item>
              <text:p text:style-name="P28">Conclusion.</text:p>
            </text:list-item>
          </text:list>
        </text:list-item>
        <text:list-item>
          <text:p text:style-name="P19">Brainstorming.</text:p>
          <text:list>
            <text:list-item>
              <text:p text:style-name="P19">Points.</text:p>
              <text:list>
                <text:list-item>
                  <text:p text:style-name="P31">Pop music as celebrate. </text:p>
                  <text:list>
                    <text:list-item>
                      <text:p text:style-name="P31">Pop music is tribal because it is centered around an idol, or tribe leader.</text:p>
                    </text:list-item>
                    <text:list-item>
                      <text:p text:style-name="P31">How: pop music is a pointer to the person.</text:p>
                    </text:list-item>
                    <text:list-item>
                      <text:p text:style-name="P31">Why: because it is the person we are really attracted to.</text:p>
                    </text:list-item>
                    <text:list-item>
                      <text:p text:style-name="P31">Quote: The music is, at most, a way of directing your attention to <text:span text:style-name="T7">him; </text:span><text:span text:style-name="T5">he </text:span><text:span text:style-name="T7">captures your attention and your fascination… you look through the music to the person. </text:span><text:span text:style-name="T8">172</text:span></text:p>
                    </text:list-item>
                  </text:list>
                </text:list-item>
                <text:list-item>
                  <text:p text:style-name="P19">Pop music as assimilation.</text:p>
                  <text:list>
                    <text:list-item>
                      <text:p text:style-name="P19">Pop music is tribal because people conform to the likeness of the idol.</text:p>
                    </text:list-item>
                    <text:list-item>
                      <text:p text:style-name="P31">How: when engaging in pop music, fans conform to the image of the idol.</text:p>
                    </text:list-item>
                    <text:list-item>
                      <text:p text:style-name="P31">Why: because the real appeal of pop music is the idol. </text:p>
                    </text:list-item>
                    <text:list-item>
                      <text:p text:style-name="P21"><text:span text:style-name="T12">Quote: </text:span>Air guitar is the truest expression of pop musical appreciation. When we play air guitar, we don't ape the music, we ape the player. We identify with the player, and with the playing-with the display rather than the production. Pop music is always about the player <text:span text:style-name="T12">173</text:span></text:p>
                    </text:list-item>
                    <text:list-item>
                      <text:p text:style-name="P21"><text:span text:style-name="T4">Quote: </text:span>It is in the attention to style and attitude and posture and politics that the art of pop happens. Pop stars are sex symbols, and when we love them, we want in some sense to be like them, or at least to be with them, to have them, to belong to their tribe. Pop music is always tribal. And that's why it is also always generational. Pop music is directly concerned with identification and with why we want to identify with something new or different, or with something old that is new again, or something new that is really old. 172</text:p>
                    </text:list-item>
                  </text:list>
                </text:list-item>
                <text:list-item>
                  <text:p text:style-name="P19">Pop music as identity boxes.</text:p>
                  <text:list>
                    <text:list-item>
                      <text:p text:style-name="P19">Pop music is tribal because existing tribes use pop music as a part of identity.</text:p>
                    </text:list-item>
                    <text:list-item>
                      <text:p text:style-name="P19"><text:span text:style-name="T4">Quote: </text:span>Now, of course every art form has to deal with style. Painting, sculpture, installation art, performance-all position themselves in a space of style; they resp'ond to what others have done and what is expected, or what is taken for granted as tasteful. Art plays with style. But pop music is concerned with personal style in a more direct way. This is why, when it comes to pop music, music is political. We sort tribes by their music. The hippies, the punks, the jocks, the mods, the rockers, <text:soft-page-break/>etc. Black music, white music. These differences matter. It will be helpful to frame the present point in relation to the idea of the two levels that are at the heart my argument. Pop music takes as its level-1 materials the ways our lives are organized habitually, in ways 178</text:p>
                    </text:list-item>
                  </text:list>
                </text:list-item>
              </text:list>
            </text:list-item>
          </text:list>
        </text:list-item>
        <text:list-item>
          <text:p text:style-name="P12">Essay <text:span text:style-name="T10">Outline</text:span>. <text:span text:style-name="T11">Hit 1300 words.</text:span></text:p>
          <text:list>
            <text:list-item>
              <text:p text:style-name="P11">Paragraph one.</text:p>
              <text:list>
                <text:list-item>
                  <text:p text:style-name="P11">Introduction.</text:p>
                  <text:list>
                    <text:list-item>
                      <text:p text:style-name="P34">Fandom rarely exists in isolation.</text:p>
                    </text:list-item>
                    <text:list-item>
                      <text:p text:style-name="P34">Fanhood starts when one is attracted to art, but as it developed it quickly becomes tribal. </text:p>
                    </text:list-item>
                  </text:list>
                </text:list-item>
                <text:list-item>
                  <text:p text:style-name="P4">Thesis.</text:p>
                  <text:list>
                    <text:list-item>
                      <text:p text:style-name="P5">Pop music is <text:span text:style-name="T14">always </text:span>tribal.</text:p>
                    </text:list-item>
                    <text:list-item>
                      <text:p text:style-name="P34">A cohesive group is a tribe.</text:p>
                    </text:list-item>
                    <text:list-item>
                      <text:p text:style-name="P5"><text:span text:style-name="T14">Pop fans have a </text:span>desire to be like the idol. </text:p>
                    </text:list-item>
                    <text:list-item>
                      <text:p text:style-name="P5"><text:span text:style-name="T14">This </text:span><text:span text:style-name="T13">desire has a </text:span><text:span text:style-name="T14">transformational property, which makes the fans into a cohesive group. </text:span></text:p>
                    </text:list-item>
                  </text:list>
                </text:list-item>
                <text:list-item>
                  <text:p text:style-name="P11">Topic.</text:p>
                  <text:list>
                    <text:list-item>
                      <text:p text:style-name="P2">Pop music is <text:span text:style-name="T14">about the idol, not the music. </text:span></text:p>
                    </text:list-item>
                  </text:list>
                </text:list-item>
                <text:list-item>
                  <text:p text:style-name="P11">Quote <text:span text:style-name="T2">about the topic</text:span>.</text:p>
                  <text:list>
                    <text:list-item>
                      <text:p text:style-name="P2">Noë writes <text:span text:style-name="T11">about pop that</text:span></text:p>
                    </text:list-item>
                    <text:list-item>
                      <text:p text:style-name="P32">The music is, at most, a way of directing your attention to <text:span text:style-name="T11">[the </text:span><text:span text:style-name="T15">pop</text:span><text:span text:style-name="T11"> idol]</text:span><text:span text:style-name="T7">; </text:span><text:span text:style-name="T5">he </text:span><text:span text:style-name="T7">captures your attention and your fascination… you look through the music to the person. </text:span><text:span text:style-name="T8">(Noë 172) </text:span></text:p>
                    </text:list-item>
                  </text:list>
                </text:list-item>
                <text:list-item>
                  <text:p text:style-name="P11">Analysis.</text:p>
                  <text:list>
                    <text:list-item>
                      <text:p text:style-name="P11">How <text:span text:style-name="T2">the quote supports the topic</text:span>.</text:p>
                      <text:list>
                        <text:list-item>
                          <text:p text:style-name="P35">Therefore the music <text:span text:style-name="T16">of pop is not the true aim.</text:span></text:p>
                        </text:list-item>
                        <text:list-item>
                          <text:p text:style-name="P36">Therefore the true aim of pop music is expressing the idol.</text:p>
                        </text:list-item>
                      </text:list>
                    </text:list-item>
                    <text:list-item>
                      <text:p text:style-name="P11">Why <text:span text:style-name="T2">the quote supports the topic</text:span>.</text:p>
                      <text:list>
                        <text:list-item>
                          <text:p text:style-name="P4">Therefore that that fans of pop music are attracted to the idol, not to the music.</text:p>
                        </text:list-item>
                      </text:list>
                    </text:list-item>
                    <text:list-item>
                      <text:p text:style-name="P20">How does it relate to thesis.</text:p>
                      <text:list>
                        <text:list-item>
                          <text:p text:style-name="P37">This is the foundation upon which the tribal elements of <text:span text:style-name="T17">pop are made.</text:span></text:p>
                        </text:list-item>
                      </text:list>
                    </text:list-item>
                  </text:list>
                </text:list-item>
                <text:list-item>
                  <text:p text:style-name="P28">Conclusion.</text:p>
                  <text:list>
                    <text:list-item>
                      <text:p text:style-name="P28"/>
                    </text:list-item>
                  </text:list>
                </text:list-item>
              </text:list>
            </text:list-item>
            <text:list-item>
              <text:p text:style-name="P11">Paragraph two.</text:p>
              <text:list>
                <text:list-item>
                  <text:p text:style-name="P11">Introduction.</text:p>
                  <text:list>
                    <text:list-item>
                      <text:p text:style-name="P38">Pop fans are enraptured with the desire for the idol, however this desire is not idle.</text:p>
                    </text:list-item>
                  </text:list>
                </text:list-item>
                <text:list-item>
                  <text:p text:style-name="P11">Topic.</text:p>
                  <text:list>
                    <text:list-item>
                      <text:p text:style-name="P6"><text:span text:style-name="T17">The desire for the pop idol <text:s/>has one </text:span>principal engagement: to become like the idol. </text:p>
                    </text:list-item>
                  </text:list>
                </text:list-item>
                <text:list-item>
                  <text:p text:style-name="P11">Quote <text:span text:style-name="T2">about the topic</text:span>.</text:p>
                  <text:list>
                    <text:list-item>
                      <text:p text:style-name="P22">Pop stars are sex symbols, and when we love them, we want in some sense to be like them, or at least to be with them, to have them, to belong to their tribe. <text:span text:style-name="T13">172</text:span></text:p>
                    </text:list-item>
                  </text:list>
                </text:list-item>
                <text:list-item>
                  <text:p text:style-name="P11">Analysis.</text:p>
                  <text:list>
                    <text:list-item>
                      <text:p text:style-name="P11">How <text:span text:style-name="T2">the quote supports the topic</text:span>.</text:p>
                      <text:list>
                        <text:list-item>
                          <text:p text:style-name="P39">Therefore pop fans are driven not just to appreciate their idol passively, but actively.</text:p>
                        </text:list-item>
                        <text:list-item>
                          <text:p text:style-name="P40">The active method of appreciation is to become like the idol. </text:p>
                        </text:list-item>
                      </text:list>
                    </text:list-item>
                    <text:list-item>
                      <text:p text:style-name="P11">Why <text:span text:style-name="T2">the quote supports the topic</text:span>.</text:p>
                      <text:list>
                        <text:list-item>
                          <text:p text:style-name="P39">Therefore fans become similar to each other, and form a cohesive group, or tribe. </text:p>
                        </text:list-item>
                      </text:list>
                    </text:list-item>
                    <text:list-item>
                      <text:p text:style-name="P20">How does it relate to thesis.</text:p>
                      <text:list>
                        <text:list-item>
                          <text:p text:style-name="P39"><text:soft-page-break/>Pop fans select their idols based on how attracted they are to them. </text:p>
                        </text:list-item>
                        <text:list-item>
                          <text:p text:style-name="P39">Then, in their appreciation become like the idol, and join that fan base’s in group.</text:p>
                        </text:list-item>
                        <text:list-item>
                          <text:p text:style-name="P39">Therefor pop music is tribal.</text:p>
                        </text:list-item>
                      </text:list>
                    </text:list-item>
                  </text:list>
                </text:list-item>
              </text:list>
            </text:list-item>
            <text:list-item>
              <text:p text:style-name="P28">Conclusion.</text:p>
            </text:list-item>
            <text:list-item>
              <text:p text:style-name="P23"/>
            </text:list-item>
          </text:list>
        </text:list-item>
        <text:list-item>
          <text:p text:style-name="P13">Essay <text:span text:style-name="T3">Formula </text:span><text:span text:style-name="T19">2</text:span>. </text:p>
          <text:list>
            <text:list-item>
              <text:p text:style-name="P41">Paragraph zero.</text:p>
              <text:list>
                <text:list-item>
                  <text:p text:style-name="P41">Γ</text:p>
                </text:list-item>
                <text:list-item>
                  <text:p text:style-name="P41">Α</text:p>
                </text:list-item>
                <text:list-item>
                  <text:p text:style-name="P41">Β</text:p>
                </text:list-item>
                <text:list-item>
                  <text:p text:style-name="P41">Δα</text:p>
                </text:list-item>
                <text:list-item>
                  <text:p text:style-name="P41">Δβ</text:p>
                </text:list-item>
              </text:list>
            </text:list-item>
            <text:list-item>
              <text:p text:style-name="P14">Paragraph one.</text:p>
              <text:list>
                <text:list-item>
                  <text:p text:style-name="P14">Introduction.</text:p>
                </text:list-item>
                <text:list-item>
                  <text:p text:style-name="P7">Thesis. </text:p>
                  <text:list>
                    <text:list-item>
                      <text:p text:style-name="P43">By examining Α, and Β, it is clear that Γ.</text:p>
                    </text:list-item>
                  </text:list>
                </text:list-item>
                <text:list-item>
                  <text:p text:style-name="P14">Topic. <text:tab/></text:p>
                  <text:list>
                    <text:list-item>
                      <text:p text:style-name="P43">By examining Δ, it is clear that Α. </text:p>
                    </text:list-item>
                  </text:list>
                </text:list-item>
                <text:list-item>
                  <text:p text:style-name="P14">Quote <text:span text:style-name="T2">about Δ</text:span>. </text:p>
                </text:list-item>
                <text:list-item>
                  <text:p text:style-name="P14">Analysis.</text:p>
                  <text:list>
                    <text:list-item>
                      <text:p text:style-name="P14">How <text:span text:style-name="T2">the quote supports the topic</text:span>.</text:p>
                      <text:list>
                        <text:list-item>
                          <text:p text:style-name="P15"><text:span text:style-name="T25">Because quote, t</text:span><text:span text:style-name="T18">herefore Ε.</text:span></text:p>
                        </text:list-item>
                      </text:list>
                    </text:list-item>
                    <text:list-item>
                      <text:p text:style-name="P14">Why <text:span text:style-name="T2">the quote supports the topic</text:span>.</text:p>
                      <text:list>
                        <text:list-item>
                          <text:p text:style-name="P43">Therefore Ζ.</text:p>
                        </text:list-item>
                      </text:list>
                    </text:list-item>
                    <text:list-item>
                      <text:p text:style-name="P24">How does it relate to thesis.</text:p>
                      <text:list>
                        <text:list-item>
                          <text:p text:style-name="P44">Therefore Γ.</text:p>
                        </text:list-item>
                      </text:list>
                    </text:list-item>
                  </text:list>
                </text:list-item>
                <text:list-item>
                  <text:p text:style-name="P29">Conclusion.</text:p>
                  <text:list>
                    <text:list-item>
                      <text:p text:style-name="P43">Α is clear because Δ. </text:p>
                    </text:list-item>
                  </text:list>
                </text:list-item>
              </text:list>
            </text:list-item>
            <text:list-item>
              <text:p text:style-name="P14">Paragraph two.</text:p>
              <text:list>
                <text:list-item>
                  <text:p text:style-name="P14">Introduction.</text:p>
                </text:list-item>
                <text:list-item>
                  <text:p text:style-name="P14">Topic.</text:p>
                  <text:list>
                    <text:list-item>
                      <text:p text:style-name="P43">By examining Δ, it is clear that <text:span text:style-name="T20">Β</text:span>. </text:p>
                    </text:list-item>
                  </text:list>
                </text:list-item>
                <text:list-item>
                  <text:p text:style-name="P14">Quote <text:span text:style-name="T2">about the Δ</text:span>.</text:p>
                </text:list-item>
                <text:list-item>
                  <text:p text:style-name="P14">Analysis.</text:p>
                  <text:list>
                    <text:list-item>
                      <text:p text:style-name="P14">How <text:span text:style-name="T2">the quote supports the topic</text:span>.</text:p>
                      <text:list>
                        <text:list-item>
                          <text:p text:style-name="P43">Therefore Ε.</text:p>
                        </text:list-item>
                      </text:list>
                    </text:list-item>
                    <text:list-item>
                      <text:p text:style-name="P14">Why <text:span text:style-name="T2">the quote supports the topic</text:span>.</text:p>
                      <text:list>
                        <text:list-item>
                          <text:p text:style-name="P43">Therefore Ζ.</text:p>
                        </text:list-item>
                      </text:list>
                    </text:list-item>
                    <text:list-item>
                      <text:p text:style-name="P24">How does it relate to thesis.</text:p>
                      <text:list>
                        <text:list-item>
                          <text:p text:style-name="P44">Therefore Γ.</text:p>
                        </text:list-item>
                      </text:list>
                    </text:list-item>
                  </text:list>
                </text:list-item>
                <text:list-item>
                  <text:p text:style-name="P29">Conclusion.</text:p>
                  <text:list>
                    <text:list-item>
                      <text:p text:style-name="P43">Α is clear because Δ. </text:p>
                    </text:list-item>
                  </text:list>
                </text:list-item>
              </text:list>
            </text:list-item>
            <text:list-item>
              <text:p text:style-name="P29">Conclusion.</text:p>
              <text:list>
                <text:list-item>
                  <text:p text:style-name="P43">Γ <text:span text:style-name="T19">is clear, because </text:span>Α, and Β,.</text:p>
                </text:list-item>
              </text:list>
            </text:list-item>
          </text:list>
        </text:list-item>
        <text:list-item>
          <text:p text:style-name="P47">Essay outline 2. <text:span text:style-name="T25">Hit 2k. </text:span></text:p>
          <text:list>
            <text:list-item>
              <text:p text:style-name="P42">Paragraph zero.</text:p>
              <text:list>
                <text:list-item>
                  <text:p text:style-name="P42">Γ</text:p>
                  <text:list>
                    <text:list-item>
                      <text:p text:style-name="P42">Pop music is always tribal.</text:p>
                    </text:list-item>
                    <text:list-item>
                      <text:p text:style-name="P42"><text:soft-page-break/>Pop music is inevitably tribal.</text:p>
                    </text:list-item>
                  </text:list>
                </text:list-item>
                <text:list-item>
                  <text:p text:style-name="P42">Α</text:p>
                  <text:list>
                    <text:list-item>
                      <text:p text:style-name="P42">The way pop music expresses meaning.</text:p>
                    </text:list-item>
                    <text:list-item>
                      <text:p text:style-name="P42">Th<text:span text:style-name="T22">at pop idols are always at the center of their music.</text:span></text:p>
                    </text:list-item>
                    <text:list-item>
                      <text:p text:style-name="P48">That idols are at the center of pop music.</text:p>
                    </text:list-item>
                  </text:list>
                </text:list-item>
                <text:list-item>
                  <text:p text:style-name="P42">Β</text:p>
                  <text:list>
                    <text:list-item>
                      <text:p text:style-name="P51">The way fans enage with pop idols</text:p>
                    </text:list-item>
                    <text:list-item>
                      <text:p text:style-name="P51">That pop fans mimic the idols. </text:p>
                    </text:list-item>
                    <text:list-item>
                      <text:p text:style-name="P51">That pop fans union themselves with the idols.</text:p>
                    </text:list-item>
                    <text:list-item>
                      <text:p text:style-name="P52">The way pop fans mimic pop idols.</text:p>
                    </text:list-item>
                  </text:list>
                </text:list-item>
                <text:list-item>
                  <text:p text:style-name="P42">Δα</text:p>
                  <text:list>
                    <text:list-item>
                      <text:p text:style-name="P51">That the music of pop music expresses the identity of the idol.</text:p>
                    </text:list-item>
                    <text:list-item>
                      <text:p text:style-name="P48">The message of pop music. </text:p>
                    </text:list-item>
                  </text:list>
                </text:list-item>
                <text:list-item>
                  <text:p text:style-name="P42">Δβ</text:p>
                  <text:list>
                    <text:list-item>
                      <text:p text:style-name="P52">The way pop fans are attracted to the idol.</text:p>
                    </text:list-item>
                  </text:list>
                </text:list-item>
              </text:list>
            </text:list-item>
            <text:list-item>
              <text:p text:style-name="P13">Paragraph one. </text:p>
              <text:list>
                <text:list-item>
                  <text:p text:style-name="P16">Introduction.</text:p>
                </text:list-item>
                <text:list-item>
                  <text:p text:style-name="P8">Thesis. </text:p>
                  <text:list>
                    <text:list-item>
                      <text:p text:style-name="P45">By examining Α, and Β, it is clear that Γ.</text:p>
                      <text:list>
                        <text:list-item>
                          <text:p text:style-name="P54">By examining <text:span text:style-name="T24">that idols are at the center of pop music</text:span><text:span text:style-name="T21">, and the ways that pop fans engage with the pop idol, it is clear that pop music will always </text:span><text:span text:style-name="T23">be tribal.</text:span></text:p>
                        </text:list-item>
                      </text:list>
                    </text:list-item>
                  </text:list>
                </text:list-item>
                <text:list-item>
                  <text:p text:style-name="P13">Topic. <text:tab/></text:p>
                  <text:list>
                    <text:list-item>
                      <text:p text:style-name="P46">By examining Δ, it is clear that Α. </text:p>
                      <text:list>
                        <text:list-item>
                          <text:p text:style-name="P48">By examining that the message of pop music, it is clear, that idols are at the center of pop music.</text:p>
                        </text:list-item>
                      </text:list>
                    </text:list-item>
                  </text:list>
                </text:list-item>
                <text:list-item>
                  <text:p text:style-name="P13">Quote <text:span text:style-name="T2">about Δ</text:span>. </text:p>
                  <text:list>
                    <text:list-item>
                      <text:p text:style-name="P3">Noë writes <text:span text:style-name="T11">about pop that</text:span></text:p>
                    </text:list-item>
                    <text:list-item>
                      <text:p text:style-name="P33">The music is, at most, a way of directing your attention to <text:span text:style-name="T11">[the </text:span><text:span text:style-name="T15">pop</text:span><text:span text:style-name="T11"> idol]</text:span><text:span text:style-name="T7">; </text:span><text:span text:style-name="T5">he </text:span><text:span text:style-name="T7">captures your attention and your fascination… you look through the music to the person. </text:span><text:span text:style-name="T8">(Noë 172) </text:span></text:p>
                    </text:list-item>
                  </text:list>
                </text:list-item>
                <text:list-item>
                  <text:p text:style-name="P13">Analysis.</text:p>
                  <text:list>
                    <text:list-item>
                      <text:p text:style-name="P13">How <text:span text:style-name="T2">the quote supports the topic</text:span>.</text:p>
                      <text:list>
                        <text:list-item>
                          <text:p text:style-name="P13"><text:span text:style-name="T25">Because quote, t</text:span><text:span text:style-name="T18">herefore Ε.</text:span></text:p>
                          <text:list>
                            <text:list-item>
                              <text:p text:style-name="P56">Because the actual sound content of pop music directs your attention to the idol, its clear that the artists intention is to draw your attention. </text:p>
                            </text:list-item>
                          </text:list>
                        </text:list-item>
                      </text:list>
                    </text:list-item>
                    <text:list-item>
                      <text:p text:style-name="P13">Why <text:span text:style-name="T2">the quote supports the topic</text:span>.</text:p>
                      <text:list>
                        <text:list-item>
                          <text:p text:style-name="P46">Therefore Ζ.</text:p>
                          <text:list>
                            <text:list-item>
                              <text:p text:style-name="P56">This is because the artist is intentionally idolizing themselves. </text:p>
                            </text:list-item>
                            <text:list-item>
                              <text:p text:style-name="P58">This places the artist, or rather the idolized image of them, at the center of pop music. </text:p>
                            </text:list-item>
                          </text:list>
                        </text:list-item>
                      </text:list>
                    </text:list-item>
                    <text:list-item>
                      <text:p text:style-name="P23">How does it relate to thesis.</text:p>
                      <text:list>
                        <text:list-item>
                          <text:p text:style-name="P46">Therefore Γ.</text:p>
                          <text:list>
                            <text:list-item>
                              <text:p text:style-name="P60">The effect of this is that the idol develops a cult of personality around them.</text:p>
                            </text:list-item>
                          </text:list>
                        </text:list-item>
                      </text:list>
                    </text:list-item>
                  </text:list>
                </text:list-item>
                <text:list-item>
                  <text:p text:style-name="P30">Conclusion.</text:p>
                  <text:list>
                    <text:list-item>
                      <text:p text:style-name="P46">Α is clear because Δ. </text:p>
                      <text:list>
                        <text:list-item>
                          <text:p text:style-name="P49"><text:span text:style-name="T26">It is clear t</text:span>hat idols are at the center of pop music <text:span text:style-name="T26">because </text:span><text:span text:style-name="T27">the music of pop music expresses the identity of the idol.</text:span></text:p>
                        </text:list-item>
                      </text:list>
                    </text:list-item>
                  </text:list>
                </text:list-item>
              </text:list>
            </text:list-item>
            <text:list-item>
              <text:p text:style-name="P13">Paragraph two.</text:p>
              <text:list>
                <text:list-item>
                  <text:p text:style-name="P13">Introduction.</text:p>
                  <text:list>
                    <text:list-item>
                      <text:p text:style-name="P62"><text:soft-page-break/>If pop the message of pop music is the identity of the idol, this suggests that pop fans are not fans of the music, but really fans of the idol.</text:p>
                    </text:list-item>
                  </text:list>
                </text:list-item>
                <text:list-item>
                  <text:p text:style-name="P13">Topic.</text:p>
                  <text:list>
                    <text:list-item>
                      <text:p text:style-name="P46">By examining Δ, it is clear that <text:span text:style-name="T20">Β</text:span>. </text:p>
                      <text:list>
                        <text:list-item>
                          <text:p text:style-name="P52">By examining <text:span text:style-name="T29">this attraction</text:span>, it <text:span text:style-name="T29">can be seen how engagement with pop music is about mincing the idol. </text:span></text:p>
                        </text:list-item>
                      </text:list>
                    </text:list-item>
                  </text:list>
                </text:list-item>
                <text:list-item>
                  <text:p text:style-name="P13">Quote <text:span text:style-name="T2">about the Δ</text:span>.</text:p>
                  <text:list>
                    <text:list-item>
                      <text:p text:style-name="P25">Pop stars are sex symbols, and when we love them, we want in some sense to be like them, or at least to be with them, to have them, to belong to their tribe. <text:span text:style-name="T28">172.</text:span></text:p>
                    </text:list-item>
                  </text:list>
                </text:list-item>
                <text:list-item>
                  <text:p text:style-name="P13">Analysis.</text:p>
                  <text:list>
                    <text:list-item>
                      <text:p text:style-name="P13">How <text:span text:style-name="T2">the quote supports the topic</text:span>.</text:p>
                      <text:list>
                        <text:list-item>
                          <text:p text:style-name="P17"><text:span text:style-name="T25">Because quote, t</text:span><text:span text:style-name="T18">herefore Ε.</text:span></text:p>
                          <text:list>
                            <text:list-item>
                              <text:p text:style-name="P62">Because fans are attracted to their idol, they have a desire to be like them in some way.</text:p>
                            </text:list-item>
                          </text:list>
                        </text:list-item>
                      </text:list>
                    </text:list-item>
                    <text:list-item>
                      <text:p text:style-name="P13">Why <text:span text:style-name="T2">the quote supports the topic</text:span>.</text:p>
                      <text:list>
                        <text:list-item>
                          <text:p text:style-name="P46">Therefore Ζ.</text:p>
                          <text:list>
                            <text:list-item>
                              <text:p text:style-name="P62">The effect of this can be seen in different methods of engaging with pop music, such as singing along, and playing air guitar.</text:p>
                            </text:list-item>
                          </text:list>
                        </text:list-item>
                      </text:list>
                    </text:list-item>
                    <text:list-item>
                      <text:p text:style-name="P23">How does it relate to thesis.</text:p>
                      <text:list>
                        <text:list-item>
                          <text:p text:style-name="P44">Therefore Γ.</text:p>
                          <text:list>
                            <text:list-item>
                              <text:p text:style-name="P62">Because all the fans of a particular idol are copying from the same source material, they become like each other, further unifying the pop artist’s tribe.</text:p>
                            </text:list-item>
                          </text:list>
                        </text:list-item>
                      </text:list>
                    </text:list-item>
                  </text:list>
                </text:list-item>
                <text:list-item>
                  <text:p text:style-name="P30">Conclusion.</text:p>
                  <text:list>
                    <text:list-item>
                      <text:p text:style-name="P46">Α is clear because Δ. </text:p>
                      <text:list>
                        <text:list-item>
                          <text:p text:style-name="P62">Engaging with pop music is about mimicking the idol, because they, not the music, are the object of fans attraction.</text:p>
                        </text:list-item>
                      </text:list>
                    </text:list-item>
                  </text:list>
                </text:list-item>
              </text:list>
            </text:list-item>
            <text:list-item>
              <text:p text:style-name="P30">Conclusion.</text:p>
              <text:list>
                <text:list-item>
                  <text:list>
                    <text:list-item>
                      <text:p text:style-name="P46">Γ <text:span text:style-name="T19">is clear, because </text:span>Α, and Β,.</text:p>
                      <text:list>
                        <text:list-item>
                          <text:p text:style-name="P62">Pop music is inevitably tribal because the music expresses the identiy of the idol, and because fans are attracted to that idol rather than the music. </text:p>
                        </text:list-item>
                      </text:list>
                    </text:list-item>
                  </text:list>
                </text:list-item>
              </text:list>
            </text:list-item>
          </text:list>
        </text:list-item>
        <text:list-item>
          <text:p text:style-name="P62">Dried essay outline.</text:p>
          <text:list>
            <text:list-item>
              <text:p text:style-name="P62">Paragraph 1.</text:p>
              <text:list>
                <text:list-item>
                  <text:p text:style-name="P62">Music is often examined through a purely acoustic lens.</text:p>
                </text:list-item>
                <text:list-item>
                  <text:p text:style-name="P62">To some, the author can be completely disconnected from the music.</text:p>
                </text:list-item>
                <text:list-item>
                  <text:p text:style-name="P62">Pop music is often spoken less of for being tribal, and for being indulgently about the pop idol.</text:p>
                </text:list-item>
                <text:list-item>
                  <text:p text:style-name="P55"><text:span text:style-name="T30">Because p</text:span><text:span text:style-name="T29">op idols</text:span><text:span text:style-name="T24"> </text:span><text:span text:style-name="T30">use music to draw attention to themselves,</text:span><text:span text:style-name="T21"> and </text:span><text:span text:style-name="T29">because pop fans are attract to the idol instead of the music</text:span><text:span text:style-name="T21">, pop music will always </text:span><text:span text:style-name="T29">have this </text:span><text:span text:style-name="T23">tribal </text:span><text:span text:style-name="T29">nature</text:span><text:span text:style-name="T23">.</text:span></text:p>
                </text:list-item>
                <text:list-item>
                  <text:p text:style-name="P50"><text:span text:style-name="T10">Noë writes </text:span><text:span text:style-name="T11">about pop that “</text:span><text:span text:style-name="T30">t</text:span><text:span text:style-name="T4">he music is, at most, a way of directing your attention to </text:span><text:span text:style-name="T11">[the </text:span><text:span text:style-name="T15">pop</text:span><text:span text:style-name="T11"> idol]</text:span><text:span text:style-name="T9">; </text:span><text:span text:style-name="T6">he </text:span><text:span text:style-name="T9">captures your attention and your fascination… you look through the music to the person.” </text:span><text:span text:style-name="T8">(Noë 172) </text:span></text:p>
                </text:list-item>
                <text:list-item>
                  <text:p text:style-name="P63">They make it clear that the acoustic appeal is a secondary function.</text:p>
                </text:list-item>
                <text:list-item>
                  <text:p text:style-name="P57"><text:span text:style-name="T30">Thusly it is </text:span>clear that the artists intention is to draw your attention. </text:p>
                </text:list-item>
                <text:list-item>
                  <text:p text:style-name="P57">This is because the artist is intentionally idolizing themselves. </text:p>
                </text:list-item>
                <text:list-item>
                  <text:p text:style-name="P59">This places the artist, or rather the idolized image of them, at the center of pop music. </text:p>
                </text:list-item>
                <text:list-item>
                  <text:p text:style-name="P61">The effect of this is that the idol develops a cult of personality around them.</text:p>
                </text:list-item>
                <text:list-item>
                  <text:p text:style-name="P50"><text:span text:style-name="T26">It is clear t</text:span>hat idols are at the center of pop music <text:span text:style-name="T26">because </text:span><text:span text:style-name="T27">the music of pop music expresses the identity of the idol.</text:span></text:p>
                </text:list-item>
              </text:list>
            </text:list-item>
            <text:list-item>
              <text:p text:style-name="P18">Paragraph two.</text:p>
              <text:list>
                <text:list-item>
                  <text:p text:style-name="P62"><text:soft-page-break/>If pop the message of pop music is the identity of the idol, this suggests that pop fans are not fans of the music, but really fans of the idol.</text:p>
                </text:list-item>
                <text:list-item>
                  <text:p text:style-name="P53">By examining <text:span text:style-name="T29">this attraction</text:span>, it <text:span text:style-name="T29">can be seen how engagement with pop music is about mincing the idol. </text:span></text:p>
                </text:list-item>
                <text:list-item>
                  <text:p text:style-name="P26">Pop stars are sex symbols, and when we love them, we want in some sense to be like them, or at least to be with them, to have them, to belong to their tribe. <text:span text:style-name="T28">172.</text:span></text:p>
                </text:list-item>
                <text:list-item>
                  <text:p text:style-name="P62">Because fans are attracted to their idol, they have a desire to be like them in some way.</text:p>
                </text:list-item>
                <text:list-item>
                  <text:p text:style-name="P62">The effect of this can be seen in different methods of engaging with pop music, such as singing along, and playing air guitar.</text:p>
                </text:list-item>
                <text:list-item>
                  <text:p text:style-name="P62">Because all the fans of a particular idol are copying from the same source material, they become like each other, further unifying the pop artist’s tribe.</text:p>
                </text:list-item>
                <text:list-item>
                  <text:p text:style-name="P62">Engaging with pop music is about mimicking the idol, because they, not the music, are the object of fans attraction.</text:p>
                </text:list-item>
                <text:list-item>
                  <text:p text:style-name="P62">Pop music is inevitably tribal because the music expresses the identity of the idol, and because fans are attracted to that idol rather than the music. </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21:46:08.025990778</meta:creation-date>
    <dc:date>2023-02-02T12:28:36.246108618</dc:date>
    <meta:editing-duration>PT20H49M46S</meta:editing-duration>
    <meta:editing-cycles>34</meta:editing-cycles>
    <meta:generator>LibreOffice/7.3.7.2$Linux_X86_64 LibreOffice_project/30$Build-2</meta:generator>
    <meta:document-statistic meta:table-count="0" meta:image-count="0" meta:object-count="0" meta:page-count="7" meta:paragraph-count="252" meta:word-count="2432" meta:character-count="12540" meta:non-whitespace-character-count="10549"/>
  </office:meta>
</office:document-meta>
</file>